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043e" officeooo:paragraph-rsid="0001043e"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1043e" officeooo:paragraph-rsid="0001043e"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001043e" officeooo:paragraph-rsid="0001043e"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1887e" officeooo:paragraph-rsid="0001887e"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1f54b9" officeooo:paragraph-rsid="000214ef"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1f54b9" officeooo:paragraph-rsid="0008557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046cc3" officeooo:paragraph-rsid="00046cc3"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04ca11" officeooo:paragraph-rsid="0004ca11"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085572" officeooo:paragraph-rsid="00085572"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85572" officeooo:paragraph-rsid="00085572"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9e009" officeooo:paragraph-rsid="0009e009"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9e009" officeooo:paragraph-rsid="000b9fd5"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9e009" officeooo:paragraph-rsid="000fd388"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a7785" officeooo:paragraph-rsid="000a7785"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a7785" officeooo:paragraph-rsid="000b9fd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4ca11" officeooo:paragraph-rsid="0004ca1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b9fd5" officeooo:paragraph-rsid="001236b3" style:font-size-asian="12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justify" style:justify-single-word="false"/>
      <style:text-properties fo:font-size="12pt" style:text-underline-style="none" fo:font-weight="normal" officeooo:rsid="0001043e" officeooo:paragraph-rsid="0001043e" style:font-size-asian="10.5pt" style:font-weight-asian="normal" style:font-size-complex="12pt" style:font-weight-complex="normal"/>
    </style:style>
    <style:style style:name="P19" style:family="paragraph" style:parent-style-name="Standard" style:list-style-name="L2">
      <style:paragraph-properties fo:text-align="justify" style:justify-single-word="false"/>
      <style:text-properties style:font-name="Liberation Serif" fo:font-size="12pt" fo:language="fr" fo:country="FR" fo:font-style="normal" style:text-underline-style="none" fo:font-weight="normal" officeooo:rsid="000b9fd5" officeooo:paragraph-rsid="000b9fd5"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a7785" officeooo:paragraph-rsid="000fd388"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a7785" officeooo:paragraph-rsid="000a7785"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236b3" officeooo:paragraph-rsid="001236b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29ead" officeooo:paragraph-rsid="0015e745"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29ead" officeooo:paragraph-rsid="0015f188"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7048a" officeooo:paragraph-rsid="0017048a"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316e89" officeooo:paragraph-rsid="000214ef"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8d60c" officeooo:paragraph-rsid="0018d60c" style:font-size-asian="12pt" style:font-style-asian="normal" style:font-weight-asian="normal" style:font-size-complex="12pt" style:font-style-complex="normal" style:font-weight-complex="normal"/>
    </style:style>
    <style:style style:name="T1" style:family="text">
      <style:text-properties officeooo:rsid="000214ef"/>
    </style:style>
    <style:style style:name="T2" style:family="text">
      <style:text-properties fo:font-style="normal" style:font-style-asian="normal" style:font-style-complex="normal"/>
    </style:style>
    <style:style style:name="T3" style:family="text">
      <style:text-properties fo:font-style="normal" officeooo:rsid="00316e89" style:font-style-asian="normal" style:font-style-complex="normal"/>
    </style:style>
    <style:style style:name="T4" style:family="text">
      <style:text-properties fo:font-style="normal" officeooo:rsid="004a5bf7" style:font-style-asian="normal" style:font-style-complex="normal"/>
    </style:style>
    <style:style style:name="T5" style:family="text">
      <style:text-properties fo:font-style="normal" officeooo:rsid="00041dfd" style:font-style-asian="normal" style:font-style-complex="normal"/>
    </style:style>
    <style:style style:name="T6" style:family="text">
      <style:text-properties fo:font-style="normal" officeooo:rsid="00085572" style:font-style-asian="normal" style:font-style-complex="normal"/>
    </style:style>
    <style:style style:name="T7" style:family="text">
      <style:text-properties fo:font-style="normal" officeooo:rsid="0009e009" style:font-style-asian="normal" style:font-style-complex="normal"/>
    </style:style>
    <style:style style:name="T8" style:family="text">
      <style:text-properties officeooo:rsid="0009e009"/>
    </style:style>
    <style:style style:name="T9" style:family="text">
      <style:text-properties officeooo:rsid="000a7785"/>
    </style:style>
    <style:style style:name="T10" style:family="text">
      <style:text-properties officeooo:rsid="000aa1b8"/>
    </style:style>
    <style:style style:name="T11" style:family="text">
      <style:text-properties officeooo:rsid="000b9fd5"/>
    </style:style>
    <style:style style:name="T12" style:family="text">
      <style:text-properties officeooo:rsid="001236b3"/>
    </style:style>
    <style:style style:name="T13" style:family="text">
      <style:text-properties officeooo:rsid="0014d1fb"/>
    </style:style>
    <style:style style:name="T14" style:family="text">
      <style:text-properties officeooo:rsid="0015e745"/>
    </style:style>
    <style:style style:name="T15" style:family="text">
      <style:text-properties officeooo:rsid="0015f188"/>
    </style:style>
    <style:style style:name="T16" style:family="text">
      <style:text-properties officeooo:rsid="00179f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ge Ensiwiki</text:p>
      <text:p text:style-name="P2"/>
      <text:p text:style-name="P3">I) Etudiants</text:p>
      <text:p text:style-name="P3"/>
      <text:list xml:id="list7724223941848209998" text:style-name="L1">
        <text:list-item>
          <text:p text:style-name="P18">Omid Ghorreshi, 2A MMIS</text:p>
        </text:list-item>
        <text:list-item>
          <text:p text:style-name="P18">Julien Daval, 2A MMIS</text:p>
        </text:list-item>
      </text:list>
      <text:p text:style-name="P3"/>
      <text:p text:style-name="P4">II) Sujet</text:p>
      <text:p text:style-name="P4"/>
      <text:p text:style-name="P4"><text:tab/>a) Introduction</text:p>
      <text:p text:style-name="P4"/>
      <text:p text:style-name="P4">Les logiciels de modélisation 3D actuels sont complexes à utiliser pour des artistes et infographistes. Ces derniers ont besoin une formation pour maîtriser ces logiciels et ils prennent du temps pour construire leurs personnages.</text:p>
      <text:p text:style-name="P4"/>
      <text:p text:style-name="P4"><text:tab/>b) <text:span text:style-name="T1">Objectifs</text:span></text:p>
      <text:p text:style-name="P4"/>
      <text:p text:style-name="P6"><text:span text:style-name="T3">L'objectif de ce projet de spécialité est </text:span><text:span text:style-name="T5">donc </text:span><text:span text:style-name="T3">le développement d'une interface graphique permettant de créer simplement et efficacement le maillage d'une forme 3D, à partir de sphères </text:span><text:span text:style-name="T4">clés</text:span><text:span text:style-name="T3"> et de liens entre ces sphères. </text:span></text:p>
      <text:p text:style-name="P6"/>
      <text:p text:style-name="P6"><text:span text:style-name="T6">L'objectif minimal est que l'utilisateur donne en entrée un squelette « simple » composé des sphères clés et des segments entre elles </text:span><text:span text:style-name="T7">(sous format txt) </text:span><text:span text:style-name="T6">et qu'on fournisse en sortie le maillage correspondant à ce squelette </text:span><text:span text:style-name="T7">(sous format obj)</text:span><text:span text:style-name="T6">. On dit qu'un squelette est « simple » quand les segments ne se croisent pas et quand il n'y a pas de sphère clé inclus dans une autre sphère clé.</text:span></text:p>
      <text:p text:style-name="P5"/>
      <text:p text:style-name="P7"><text:span text:style-name="T3">L</text:span><text:span text:style-name="T2">'utilisateur pourra enregistrer le maillage obtenu avec l'application pour l'utiliser avec un autre logiciel de modélisation 3D qui lui permettra d'ajouter des détails et des textures par exemple.</text:span></text:p>
      <text:p text:style-name="P7"/>
      <text:p text:style-name="P16">Les utilisateurs visés sont les infographistes et les artistes travaillant dans le modélisation 3D (films d'animation, jeux vidéos, etc).</text:p>
      <text:p text:style-name="P8"/>
      <text:p text:style-name="P9"><text:span text:style-name="T2">III) </text:span><text:span text:style-name="T7">Principe de l'algorithme de modélisation B-Mesh</text:span></text:p>
      <text:p text:style-name="P9"/>
      <text:p text:style-name="P10"><text:tab/><text:span text:style-name="T8">a) Lecture du squelette</text:span></text:p>
      <text:p text:style-name="P10"/>
      <text:p text:style-name="P12">Tout d'abord, <text:span text:style-name="T9">avant d'appliquer l'algorithme, </text:span>on lit le fichier texte donné en entrée pour détecter les sphères et les segments. On sauvegarde également les voisins de chaque sphère. <text:span text:style-name="T11">On a trois types de sphères :</text:span></text:p>
      <text:p text:style-name="P12"/>
      <text:list xml:id="list7200736361144281653" text:style-name="L2">
        <text:list-item>
          <text:p text:style-name="P19">joint node : sphère qui possède au moins trois voisins</text:p>
        </text:list-item>
        <text:list-item>
          <text:p text:style-name="P19">connection node : sphère qui possède exactement deux voisins</text:p>
        </text:list-item>
        <text:list-item>
          <text:p text:style-name="P19">end node : sphère qui possède exactement un voisin</text:p>
          <text:p text:style-name="P19"/>
        </text:list-item>
      </text:list>
      <text:p text:style-name="P14">=&gt; image du squelette du bonhomme, chacal</text:p>
      <text:p text:style-name="P11"/>
      <text:p text:style-name="P13"><text:tab/></text:p>
      <text:p text:style-name="P13"/>
      <text:p text:style-name="P13"/>
      <text:p text:style-name="P13"/>
      <text:p text:style-name="P13"/>
      <text:p text:style-name="P13"><text:soft-page-break/></text:p>
      <text:p text:style-name="P20"><text:tab/>b) Interpolation</text:p>
      <text:p text:style-name="P11"/>
      <text:p text:style-name="P14">La première étape consiste à calculer les sphères, <text:span text:style-name="T12">appelées inbetween-balls,</text:span> qui complètent de manière régulière les segments liant les sphères clés. Ainsi, nous obtenons un premier aperçu du personnage.</text:p>
      <text:p text:style-name="P14"/>
      <text:p text:style-name="P14">=&gt; image du squelette du bonhomme après interpolation</text:p>
      <text:p text:style-name="P14"/>
      <text:p text:style-name="P15"><text:tab/>c) <text:span text:style-name="T10">Sweeping</text:span></text:p>
      <text:p text:style-name="P15"/>
      <text:p text:style-name="P17">L'étape de sweeping (« balaiement » en anglais) permet de construire un premier maillage approximant le<text:span text:style-name="T12">s branches du squelette : à partir de chaque joint node, nous créons un maillage englobant les connection nodes, les end nodes et les inbetween-balls. </text:span></text:p>
      <text:p text:style-name="P17"/>
      <text:p text:style-name="P22">Pour cela, pour chaque segment de branche, nous calculons un repère local qui permet de placer les points du maillage autour des inbetween-balls, tels que le plan formé par ces quatre points soit orthogonal au segment. Pour une connection node, nous plaçons les points du maillage dans le plan bissecteur entre les deux segments reliés à la connection node. Le plan bissecteur de deux segments est le plan tel que un segment soit le symétrique de l'autre par rapport à ce plan. Pour une end node, nous plaçons les points du maillage comme pour les inbetween-balls et nous ajoutons quatre autres points qui ferment le maillage.</text:p>
      <text:p text:style-name="P17"/>
      <text:p text:style-name="P22">=&gt; image du maillage d'une partie du bonhomme avec sweeping pour illustrer</text:p>
      <text:p text:style-name="P14"/>
      <text:p text:style-name="P23">Pour éviter les intersections entre les faces du maillage au niveau des connection nodes et pour réduire le nombre de points, nous plaçons des points du maillage une between-ball sur deux et il y a au moins une between-ball <text:span text:style-name="T14">sans points du maillage </text:span>qui sépare deux sphè<text:span text:style-name="T13">res.</text:span></text:p>
      <text:p text:style-name="P23"/>
      <text:p text:style-name="P24"><text:span text:style-name="T15">=&gt; image du sweeping du bonhomme</text:span></text:p>
      <text:p text:style-name="P24"/>
      <text:p text:style-name="P24"><text:span text:style-name="T15"><text:tab/>d) Stitching</text:span></text:p>
      <text:p text:style-name="P14"/>
      <text:p text:style-name="P25">IV) Difficultés rencontrées</text:p>
      <text:p text:style-name="P25"/>
      <text:p text:style-name="P25">La principale difficulté qu'on a eu a été de trouver comment coder l'algorithme, c'est-à-dire que la compréhension de l'algorithme a été relativement simple et rapide mais le passage au code a été beaucoup plus compliqué. En effet, nous avons dû beaucoup réfléchir sur l'organisation de notre code. De plus, nous avons dû apprendre à utiliser différentes librairies comme OpenMesh, Eigen et CGAL. Enfin, l'article a expliqué l'algorithme pour des cas simples et en allant pas beaucoup dans les détails. Donc cela nous a amené à réfléchir nous-mêmes comment implémenter certaines parties de l'algorithme <text:span text:style-name="T16">comme le stitching</text:span>.</text:p>
      <text:p text:style-name="P26"/>
      <text:p text:style-name="P27">V) Bilan et perspectives</text:p>
      <text:p text:style-name="P27"/>
      <text:p text:style-name="P27">A la fin de ce projet, nous avons réussi à :</text:p>
      <text:p text:style-name="P27"/>
      <text:p text:style-name="P27">Si nous continuons le développement de ce modeleur B-Mesh, nous pourrons implémen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0:43:06.783595885</meta:creation-date>
    <dc:date>2015-06-02T14:17:29.538891822</dc:date>
    <meta:editing-duration>PT1H57M9S</meta:editing-duration>
    <meta:editing-cycles>26</meta:editing-cycles>
    <meta:generator>LibreOffice/4.2.8.2$Linux_X86_64 LibreOffice_project/420m0$Build-2</meta:generator>
    <meta:document-statistic meta:table-count="0" meta:image-count="0" meta:object-count="0" meta:page-count="2" meta:paragraph-count="36" meta:word-count="671" meta:character-count="4137" meta:non-whitespace-character-count="3497"/>
  </office:meta>
</office:document-meta>
</file>